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Gill Sans MT" fo:font-weight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Gill Sans MT" fo:font-size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Gill Sans MT_CCJU"/>
    </style:style>
    <style:style style:name="P5" style:family="paragraph" style:parent-style-name="Text_20_body"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Gill Sans MT_CCJU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Gill Sans MT_CCJU"/>
    </style:style>
    <style:style style:name="P9" style:family="paragraph" style:parent-style-name="Text_20_body"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Standard">
      <style:text-properties style:font-name="Gill Sans MT_CCJU"/>
    </style:style>
    <style:style style:name="P18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19" style:family="paragraph">
      <style:paragraph-properties fo:text-align="start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1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17"/>
      <text:p text:style-name="P13">%=TITRE_BILLAG=%</text:p>
      <text:p text:style-name="P8"/>
      <text:p text:style-name="P18">%=POLITESSE_BILLAG=%</text:p>
      <text:p text:style-name="P10">%=PAR1_BILLAG=%</text:p>
      <text:p text:style-name="P10">%=PAR2_BILLAG=%</text:p>
      <text:p text:style-name="P10">%=PAR3_BILLAG=%</text:p>
      <text:p text:style-name="P10">%=PAR4_BILLAG=%</text:p>
      <text:p text:style-name="P15"/>
      <text:p text:style-name="P16">%=SALUTATIONS_BILLAG=%</text:p>
      <text:p text:style-name="P15"/>
      <text:p text:style-name="P15">%#include PCsignature#%</text:p>
      <text:p text:style-name="P6">%=TOURNEZ_BILLAG=%</text:p>
      <text:p text:style-name="P14"/>
      <text:p text:style-name="Text_20_body"/>
      <text:p text:style-name="P2"><text:tab/></text:p>
      <text:p text:style-name="P11"><text:span text:style-name="T2"><text:tab/></text:span><text:span text:style-name="T4">Billag SA<text:line-break/><text:tab/>Avenue de Tivoli 3<text:line-break/><text:tab/>Case postale<text:line-break/><text:tab/></text:span><text:span text:style-name="T4">CH-1701 Fribourg</text:span></text:p>
      <text:p text:style-name="Text_20_body"/>
      <text:p text:style-name="P7">%=TITRE_FORM_BILLAG=%</text:p>
      <text:p text:style-name="P4"/>
      <text:p text:style-name="P4"/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3"/>
      <text:p text:style-name="P3"><text:span text:style-name="T3"><draw:control text:anchor-type="as-char" svg:y="-0.376cm" draw:z-index="0" draw:style-name="gr1" draw:text-style-name="P19" svg:width="0.451cm" svg:height="0.521cm" draw:control="control1"/></text:span><text:span text:style-name="T3">%=CHK1_FORM_BILLAG=%</text:span></text:p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9">%=NOCLIENT_FORM_BILLAG=%</text:p>
      <text:p text:style-name="Text_20_body"/>
      <text:p text:style-name="P3"><text:span text:style-name="T1"><draw:control text:anchor-type="as-char" svg:y="-0.376cm" draw:z-index="1" draw:style-name="gr1" draw:text-style-name="P19" svg:width="0.451cm" svg:height="0.521cm" draw:control="control2"/></text:span><text:span text:style-name="T5">%=DEJA_CLIENT_FORM_BILLAG=%</text:span></text:p>
      <text:p text:style-name="P3"><text:span text:style-name="T1"><draw:control text:anchor-type="as-char" svg:y="-0.376cm" draw:z-index="2" draw:style-name="gr1" draw:text-style-name="P19" svg:width="0.451cm" svg:height="0.521cm" draw:control="control3"/></text:span><text:span text:style-name="T5">%=PAS_CLIENT_FORM_BILLAG=%</text:span></text:p>
      <text:p text:style-name="Text_20_body"/>
      <text:p text:style-name="Text_20_body"/>
      <text:p text:style-name="P1">%=DATE_FORM_BILLAG=%<text:tab/><text:tab/><text:tab/><text:tab/><text:tab/>%=SIGN_FORM_BILLAG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1.981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4-06-25T16:23:18.92</dc:date>
    <meta:editing-cycles>23</meta:editing-cycles>
    <meta:editing-duration>PT1H12M13S</meta:editing-duration>
    <meta:document-statistic meta:table-count="0" meta:image-count="0" meta:object-count="0" meta:page-count="2" meta:paragraph-count="30" meta:word-count="41" meta:character-count="662"/>
    <dc:creator>Sébastien Chèvre</dc:creator>
    <meta:user-defined meta:name="Info 1"/>
    <meta:user-defined meta:name="Info 2"/>
    <meta:user-defined meta:name="Info 3"/>
    <meta:user-defined meta:name="Info 4"/>
  </office:meta>
</office:document-meta>
</file>